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2.35cm" fo:min-width="15.3cm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 fo:min-height="1.45cm" fo:min-width="3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standard">
      <style:graphic-properties draw:fill-color="#00ccff" draw:textarea-horizontal-align="justify" draw:textarea-vertical-align="middle" draw:auto-grow-height="false" fo:min-height="1.45cm" fo:min-width="3.7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 fo:min-height="1.45cm" fo:min-width="3.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solid" draw:fill-color="#00cc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cc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5.8cm" svg:height="2.6cm" svg:x="2.9cm" svg:y="1.5cm">
          <text:p text:style-name="P1"><text:span text:style-name="T1">Ciclo </text:span><text:span text:style-name="T1">de </text:span><text:span text:style-name="T1">Vida </text:span><text:span text:style-name="T1">do </text:span><text:span text:style-name="T1">Proje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2cm" svg:height="1.7cm" svg:x="3cm" svg:y="5.3cm">
          <text:p text:style-name="P1">Planejamento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0.502cm" svg:height="1.187cm" svg:x="15.3cm" svg:y="8.7cm">
          <draw:text-box>
            <text:p/>
          </draw:text-box>
        </draw:frame>
        <draw:frame draw:style-name="gr3" draw:text-style-name="P4" draw:layer="layout" svg:width="0.502cm" svg:height="1.187cm" svg:x="14.2cm" svg:y="8.1cm">
          <draw:text-box>
            <text:p/>
          </draw:text-box>
        </draw:frame>
        <draw:custom-shape draw:style-name="gr4" draw:text-style-name="P5" xml:id="id2" draw:id="id2" draw:layer="layout" svg:width="4.2cm" svg:height="1.7cm" svg:x="6.901cm" svg:y="7.801cm">
          <text:p text:style-name="P1">Elaboraçã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" draw:id="id3" draw:layer="layout" svg:width="4.2cm" svg:height="1.7cm" svg:x="10.602cm" svg:y="10.302cm">
          <text:p text:style-name="P1">Construçã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" draw:id="id4" draw:layer="layout" svg:width="4.2cm" svg:height="1.7cm" svg:x="14.303cm" svg:y="12.903cm">
          <text:p text:style-name="P1">Encerramen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" draw:id="id5" draw:layer="layout" svg:width="4.4cm" svg:height="1.7cm" svg:x="2.9cm" svg:y="12.904cm">
          <text:p text:style-name="P1">Monitorament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7.2cm" svg:y1="6.15cm" svg:x2="9.001cm" svg:y2="7.801cm" draw:start-shape="id1" draw:start-glue-point="7" draw:end-shape="id2" svg:d="M7200 6150h1801v1651" svg:viewBox="0 0 1802 1652">
          <text:p/>
        </draw:connector>
        <draw:connector draw:style-name="gr6" draw:text-style-name="P6" draw:layer="layout" svg:x1="11.101cm" svg:y1="8.651cm" svg:x2="12.702cm" svg:y2="10.302cm" draw:start-shape="id2" draw:start-glue-point="7" draw:end-shape="id3" draw:end-glue-point="4" svg:d="M11101 8651h1601v1651" svg:viewBox="0 0 1602 1652">
          <text:p/>
        </draw:connector>
        <draw:connector draw:style-name="gr6" draw:text-style-name="P6" draw:layer="layout" svg:x1="14.802cm" svg:y1="11.152cm" svg:x2="16.403cm" svg:y2="12.903cm" draw:start-shape="id3" draw:start-glue-point="7" draw:end-shape="id4" draw:end-glue-point="4" svg:d="M14802 11152h1601v1751" svg:viewBox="0 0 1602 1752">
          <text:p/>
        </draw:connector>
        <draw:connector draw:style-name="gr7" draw:text-style-name="P6" draw:layer="layout" svg:x1="5.1cm" svg:y1="7cm" svg:x2="5.1cm" svg:y2="12.904cm" draw:start-shape="id1" draw:start-glue-point="6" draw:end-shape="id5" draw:end-glue-point="4" svg:d="M5100 7000v5904" svg:viewBox="0 0 1 5905">
          <text:p/>
        </draw:connector>
        <draw:connector draw:style-name="gr7" draw:text-style-name="P6" draw:layer="layout" svg:x1="9.001cm" svg:y1="9.501cm" svg:x2="7.3cm" svg:y2="13.754cm" draw:start-shape="id2" draw:start-glue-point="6" draw:end-shape="id5" draw:end-glue-point="7" svg:d="M9001 9501v4253h-1701" svg:viewBox="0 0 1702 4254">
          <text:p/>
        </draw:connector>
        <draw:connector draw:style-name="gr7" draw:text-style-name="P6" draw:layer="layout" svg:x1="12.702cm" svg:y1="12.002cm" svg:x2="7.3cm" svg:y2="13.754cm" draw:start-shape="id3" draw:start-glue-point="6" draw:end-shape="id5" svg:d="M12702 12002v1752h-5402" svg:viewBox="0 0 5403 1753">
          <text:p/>
        </draw:connector>
        <draw:connector draw:style-name="gr7" draw:text-style-name="P6" draw:layer="layout" svg:x1="14.303cm" svg:y1="13.753cm" svg:x2="7.3cm" svg:y2="13.754cm" draw:start-shape="id4" draw:start-glue-point="5" draw:end-shape="id5" draw:end-glue-point="7" svg:d="M14303 13753h-3501v1h-3502" svg:viewBox="0 0 700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9:15:00.796694951</meta:creation-date>
    <dc:date>2018-03-29T20:35:57.402182962</dc:date>
    <meta:editing-duration>PT16M</meta:editing-duration>
    <meta:editing-cycles>3</meta:editing-cycles>
    <meta:generator>LibreOffice/5.1.6.2$Linux_X86_64 LibreOffice_project/10m0$Build-2</meta:generator>
    <meta:document-statistic meta:object-count="15"/>
  </office:meta>
</office:document-meta>
</file>